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2.9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22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0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1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fo:font-style="italic"/>
    </style:style>
    <style:style style:name="P3" style:family="paragraph">
      <style:paragraph-properties fo:margin-left="0cm" fo:margin-right="0cm" fo:text-indent="0cm"/>
      <style:text-properties fo:font-size="14pt" fo:font-style="italic" fo:font-weight="bold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T1" style:family="text">
      <style:text-properties fo:font-size="14pt" fo:font-style="italic"/>
    </style:style>
    <style:style style:name="T2" style:family="text">
      <style:text-properties style:text-position="sub 58%" fo:font-size="14pt" fo:font-style="italic" style:font-size-asian="18pt" style:font-size-complex="18pt"/>
    </style:style>
    <style:style style:name="T3" style:family="text">
      <style:text-properties style:text-position="sub 58%" fo:font-size="14pt" fo:font-style="italic"/>
    </style:style>
    <style:style style:name="T4" style:family="text">
      <style:text-properties style:text-position="super 58%" fo:font-size="14pt" fo:font-style="italic"/>
    </style:style>
    <style:style style:name="T5" style:family="text">
      <style:text-properties fo:font-size="14pt" fo:font-style="italic" fo:font-weight="bold" style:font-size-asian="18pt" style:font-size-complex="18pt"/>
    </style:style>
    <style:style style:name="T6" style:family="text">
      <style:text-properties style:text-position="sub 58%" fo:font-size="14pt" fo:font-style="italic" fo:font-weight="bold" style:font-size-asian="18pt" style:font-size-complex="18pt"/>
    </style:style>
    <style:style style:name="T7" style:family="text">
      <style:text-properties style:text-position="super 58%" fo:font-size="14pt" fo:font-style="italic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2" draw:id="id1" draw:layer="layout" svg:width="2.365cm" svg:height="1.026cm" svg:x="1cm" svg:y="0.949cm">
          <draw:text-box>
            <text:p text:style-name="P1"><text:span text:style-name="T1">VIS</text:span><text:span text:style-name="T2">Extraer</text:span></text:p>
          </draw:text-box>
        </draw:frame>
        <draw:frame draw:style-name="gr2" draw:text-style-name="P2" draw:id="id2" draw:layer="layout" svg:width="2.856cm" svg:height="1.03cm" svg:x="4.474cm" svg:y="0.947cm">
          <draw:text-box>
            <text:p text:style-name="P1"><text:span text:style-name="T1">Extraer</text:span><text:span text:style-name="T3">1</text:span><text:span text:style-name="T4">FND</text:span></text:p>
          </draw:text-box>
        </draw:frame>
        <draw:frame draw:style-name="gr3" draw:text-style-name="P2" draw:id="id3" draw:layer="layout" svg:width="2.856cm" svg:height="1.289cm" svg:x="4.474cm" svg:y="4.683cm">
          <draw:text-box>
            <text:p text:style-name="P1"><text:span text:style-name="T1">Extraer</text:span><text:span text:style-name="T3">2</text:span><text:span text:style-name="T4">FND</text:span></text:p>
          </draw:text-box>
        </draw:frame>
        <draw:frame draw:style-name="gr2" draw:text-style-name="P2" draw:id="id4" draw:layer="layout" svg:width="2.856cm" svg:height="1.03cm" svg:x="4.474cm" svg:y="9.833cm">
          <draw:text-box>
            <text:p text:style-name="P1"><text:span text:style-name="T1">Extraer</text:span><text:span text:style-name="T3">3</text:span><text:span text:style-name="T4">FND</text:span></text:p>
          </draw:text-box>
        </draw:frame>
        <draw:frame draw:style-name="gr4" draw:text-style-name="P2" draw:id="id5" draw:layer="layout" svg:width="2.862cm" svg:height="1.03cm" svg:x="4.474cm" svg:y="12.841cm">
          <draw:text-box>
            <text:p text:style-name="P1"><text:span text:style-name="T1">Extraer</text:span><text:span text:style-name="T3">4</text:span><text:span text:style-name="T4">FND</text:span></text:p>
          </draw:text-box>
        </draw:frame>
        <draw:frame draw:style-name="gr2" draw:text-style-name="P3" draw:id="id6" draw:layer="layout" svg:width="2.966cm" svg:height="1.038cm" svg:x="4.474cm" svg:y="17.333cm">
          <draw:text-box>
            <text:p text:style-name="P1"><text:span text:style-name="T5">Extraer</text:span><text:span text:style-name="T6">5</text:span><text:span text:style-name="T7">FND</text:span></text:p>
          </draw:text-box>
        </draw:frame>
        <draw:connector draw:style-name="gr5" draw:text-style-name="P4" draw:layer="layout" svg:x1="3.365cm" svg:y1="1.462cm" svg:x2="4.474cm" svg:y2="1.462cm" draw:start-shape="id1" draw:start-glue-point="1" draw:end-shape="id2" draw:end-glue-point="3">
          <text:p text:style-name="P1"/>
        </draw:connector>
        <draw:connector draw:style-name="gr5" draw:text-style-name="P4" draw:layer="layout" svg:x1="3.365cm" svg:y1="1.462cm" svg:x2="4.474cm" svg:y2="5.327cm" draw:start-shape="id1" draw:start-glue-point="1" draw:end-shape="id3" draw:end-glue-point="3">
          <text:p text:style-name="P1"/>
        </draw:connector>
        <draw:connector draw:style-name="gr5" draw:text-style-name="P4" draw:layer="layout" svg:x1="4.474cm" svg:y1="10.348cm" svg:x2="3.365cm" svg:y2="1.462cm" draw:start-shape="id4" draw:start-glue-point="3" draw:end-shape="id1" draw:end-glue-point="1">
          <text:p text:style-name="P1"/>
        </draw:connector>
        <draw:connector draw:style-name="gr5" draw:text-style-name="P4" draw:layer="layout" svg:x1="3.365cm" svg:y1="1.462cm" svg:x2="4.474cm" svg:y2="13.356cm" draw:start-shape="id1" draw:start-glue-point="1" draw:end-shape="id5" draw:end-glue-point="3">
          <text:p text:style-name="P1"/>
        </draw:connector>
        <draw:connector draw:style-name="gr5" draw:text-style-name="P4" draw:layer="layout" svg:x1="3.365cm" svg:y1="1.462cm" svg:x2="4.474cm" svg:y2="17.852cm" draw:start-shape="id1" draw:start-glue-point="1" draw:end-shape="id6" draw:end-glue-point="3">
          <text:p text:style-name="P1"/>
        </draw:connector>
        <draw:frame draw:style-name="gr2" draw:text-style-name="P3" draw:id="id7" draw:layer="layout" svg:width="2.754cm" svg:height="1.038cm" svg:x="8.474cm" svg:y="0.943cm">
          <draw:text-box>
            <text:p text:style-name="P1"><text:span text:style-name="T5">Extraer</text:span><text:span text:style-name="T6">1</text:span><text:span text:style-name="T7">PE</text:span></text:p>
          </draw:text-box>
        </draw:frame>
        <draw:frame draw:style-name="gr2" draw:text-style-name="P3" draw:id="id8" draw:layer="layout" svg:width="2.754cm" svg:height="1.038cm" svg:x="8.474cm" svg:y="1.733cm">
          <draw:text-box>
            <text:p text:style-name="P1"><text:span text:style-name="T5">Extraer</text:span><text:span text:style-name="T6">2</text:span><text:span text:style-name="T7">PE</text:span></text:p>
          </draw:text-box>
        </draw:frame>
        <draw:frame draw:style-name="gr2" draw:text-style-name="P2" draw:id="id9" draw:layer="layout" svg:width="2.644cm" svg:height="1.03cm" svg:x="8.474cm" svg:y="2.583cm">
          <draw:text-box>
            <text:p text:style-name="P1"><text:span text:style-name="T1">Extraer</text:span><text:span text:style-name="T3">3</text:span><text:span text:style-name="T4">PE</text:span></text:p>
          </draw:text-box>
        </draw:frame>
        <draw:frame draw:style-name="gr2" draw:text-style-name="P3" draw:id="id10" draw:layer="layout" svg:width="2.754cm" svg:height="1.038cm" svg:x="8.474cm" svg:y="4.783cm">
          <draw:text-box>
            <text:p text:style-name="P1"><text:span text:style-name="T5">Extraer</text:span><text:span text:style-name="T6">4</text:span><text:span text:style-name="T7">PE</text:span></text:p>
          </draw:text-box>
        </draw:frame>
        <draw:frame draw:style-name="gr2" draw:text-style-name="P3" draw:id="id11" draw:layer="layout" svg:width="2.754cm" svg:height="1.038cm" svg:x="8.474cm" svg:y="5.733cm">
          <draw:text-box>
            <text:p text:style-name="P1"><text:span text:style-name="T5">Extraer</text:span><text:span text:style-name="T6">5</text:span><text:span text:style-name="T7">PE</text:span></text:p>
          </draw:text-box>
        </draw:frame>
        <draw:frame draw:style-name="gr2" draw:text-style-name="P2" draw:id="id12" draw:layer="layout" svg:width="2.644cm" svg:height="1.03cm" svg:x="8.474cm" svg:y="6.773cm">
          <draw:text-box>
            <text:p text:style-name="P1"><text:span text:style-name="T1">Extraer</text:span><text:span text:style-name="T3">6</text:span><text:span text:style-name="T4">PE</text:span></text:p>
          </draw:text-box>
        </draw:frame>
        <draw:connector draw:style-name="gr5" draw:text-style-name="P4" draw:layer="layout" svg:x1="8.474cm" svg:y1="1.462cm" svg:x2="7.33cm" svg:y2="1.462cm" draw:start-shape="id7" draw:start-glue-point="3" draw:end-shape="id2" draw:end-glue-point="1">
          <text:p text:style-name="P1"/>
        </draw:connector>
        <draw:connector draw:style-name="gr5" draw:text-style-name="P4" draw:layer="layout" svg:x1="7.33cm" svg:y1="1.462cm" svg:x2="8.474cm" svg:y2="2.252cm" draw:start-shape="id2" draw:start-glue-point="1" draw:end-shape="id8" draw:end-glue-point="3">
          <text:p text:style-name="P1"/>
        </draw:connector>
        <draw:connector draw:style-name="gr5" draw:text-style-name="P4" draw:layer="layout" svg:x1="7.33cm" svg:y1="1.462cm" svg:x2="8.474cm" svg:y2="3.098cm" draw:start-shape="id2" draw:start-glue-point="1" draw:end-shape="id9" draw:end-glue-point="3">
          <text:p text:style-name="P1"/>
        </draw:connector>
        <draw:connector draw:style-name="gr5" draw:text-style-name="P4" draw:layer="layout" svg:x1="7.33cm" svg:y1="5.327cm" svg:x2="8.474cm" svg:y2="5.302cm" draw:start-shape="id3" draw:start-glue-point="1" draw:end-shape="id10" draw:end-glue-point="3">
          <text:p text:style-name="P1"/>
        </draw:connector>
        <draw:connector draw:style-name="gr5" draw:text-style-name="P4" draw:layer="layout" svg:x1="7.33cm" svg:y1="5.327cm" svg:x2="8.474cm" svg:y2="6.252cm" draw:start-shape="id3" draw:start-glue-point="1" draw:end-shape="id11" draw:end-glue-point="3">
          <text:p text:style-name="P1"/>
        </draw:connector>
        <draw:connector draw:style-name="gr5" draw:text-style-name="P4" draw:layer="layout" svg:x1="7.33cm" svg:y1="5.327cm" svg:x2="8.474cm" svg:y2="7.288cm" draw:start-shape="id3" draw:start-glue-point="1" draw:end-shape="id12" draw:end-glue-point="3">
          <text:p text:style-name="P1"/>
        </draw:connector>
        <draw:frame draw:style-name="gr2" draw:text-style-name="P3" draw:id="id13" draw:layer="layout" svg:width="2.754cm" svg:height="1.038cm" svg:x="8.474cm" svg:y="9.833cm">
          <draw:text-box>
            <text:p text:style-name="P1"><text:span text:style-name="T5">Extraer</text:span><text:span text:style-name="T6">7</text:span><text:span text:style-name="T7">PE</text:span></text:p>
          </draw:text-box>
        </draw:frame>
        <draw:frame draw:style-name="gr2" draw:text-style-name="P3" draw:id="id14" draw:layer="layout" svg:width="2.754cm" svg:height="1.038cm" svg:x="8.474cm" svg:y="10.433cm">
          <draw:text-box>
            <text:p text:style-name="P1"><text:span text:style-name="T5">Extraer</text:span><text:span text:style-name="T6">8</text:span><text:span text:style-name="T7">PE</text:span></text:p>
          </draw:text-box>
        </draw:frame>
        <draw:frame draw:style-name="gr2" draw:text-style-name="P3" draw:id="id15" draw:layer="layout" svg:width="2.754cm" svg:height="1.038cm" svg:x="8.474cm" svg:y="11.033cm">
          <draw:text-box>
            <text:p text:style-name="P1"><text:span text:style-name="T5">Extraer</text:span><text:span text:style-name="T6">9</text:span><text:span text:style-name="T7">PE</text:span></text:p>
          </draw:text-box>
        </draw:frame>
        <draw:frame draw:style-name="gr2" draw:text-style-name="P3" draw:id="id16" draw:layer="layout" svg:width="2.915cm" svg:height="1.038cm" svg:x="8.474cm" svg:y="11.633cm">
          <draw:text-box>
            <text:p text:style-name="P1"><text:span text:style-name="T5">Extraer</text:span><text:span text:style-name="T6">10</text:span><text:span text:style-name="T7">PE</text:span></text:p>
          </draw:text-box>
        </draw:frame>
        <draw:connector draw:style-name="gr5" draw:text-style-name="P4" draw:layer="layout" svg:x1="7.33cm" svg:y1="10.348cm" svg:x2="8.474cm" svg:y2="10.352cm" draw:start-shape="id4" draw:start-glue-point="1" draw:end-shape="id13" draw:end-glue-point="3">
          <text:p text:style-name="P1"/>
        </draw:connector>
        <draw:connector draw:style-name="gr5" draw:text-style-name="P4" draw:layer="layout" svg:x1="7.33cm" svg:y1="10.348cm" svg:x2="8.474cm" svg:y2="10.952cm" draw:start-shape="id4" draw:start-glue-point="1" draw:end-shape="id14" draw:end-glue-point="3">
          <text:p text:style-name="P1"/>
        </draw:connector>
        <draw:connector draw:style-name="gr5" draw:text-style-name="P4" draw:layer="layout" svg:x1="7.33cm" svg:y1="10.348cm" svg:x2="8.474cm" svg:y2="11.552cm" draw:start-shape="id4" draw:start-glue-point="1" draw:end-shape="id15" draw:end-glue-point="3">
          <text:p text:style-name="P1"/>
        </draw:connector>
        <draw:connector draw:style-name="gr5" draw:text-style-name="P4" draw:layer="layout" svg:x1="7.33cm" svg:y1="10.348cm" svg:x2="8.474cm" svg:y2="12.152cm" draw:start-shape="id4" draw:start-glue-point="1" draw:end-shape="id16" draw:end-glue-point="3">
          <text:p text:style-name="P1"/>
        </draw:connector>
        <draw:frame draw:style-name="gr2" draw:text-style-name="P2" draw:id="id17" draw:layer="layout" svg:width="2.805cm" svg:height="1.03cm" svg:x="8.474cm" svg:y="12.841cm">
          <draw:text-box>
            <text:p text:style-name="P1"><text:span text:style-name="T1">Extraer</text:span><text:span text:style-name="T3">11</text:span><text:span text:style-name="T4">PE</text:span></text:p>
          </draw:text-box>
        </draw:frame>
        <draw:frame draw:style-name="gr2" draw:text-style-name="P2" draw:id="id18" draw:layer="layout" svg:width="2.805cm" svg:height="1.03cm" svg:x="8.474cm" svg:y="14.633cm">
          <draw:text-box>
            <text:p text:style-name="P1"><text:span text:style-name="T1">Extraer</text:span><text:span text:style-name="T3">12</text:span><text:span text:style-name="T4">PE</text:span></text:p>
          </draw:text-box>
        </draw:frame>
        <draw:frame draw:style-name="gr2" draw:text-style-name="P2" draw:id="id19" draw:layer="layout" svg:width="2.805cm" svg:height="1.03cm" svg:x="8.474cm" svg:y="16.333cm">
          <draw:text-box>
            <text:p text:style-name="P1"><text:span text:style-name="T1">Extraer</text:span><text:span text:style-name="T3">13</text:span><text:span text:style-name="T4">PE</text:span></text:p>
          </draw:text-box>
        </draw:frame>
        <draw:frame draw:style-name="gr2" draw:text-style-name="P2" draw:id="id21" draw:layer="layout" svg:width="2.805cm" svg:height="1.03cm" svg:x="8.474cm" svg:y="18.133cm">
          <draw:text-box>
            <text:p text:style-name="P1"><text:span text:style-name="T1">Extraer</text:span><text:span text:style-name="T3">14</text:span><text:span text:style-name="T4">PE</text:span></text:p>
          </draw:text-box>
        </draw:frame>
        <draw:frame draw:style-name="gr2" draw:text-style-name="P2" draw:id="id20" draw:layer="layout" svg:width="2.805cm" svg:height="1.03cm" svg:x="8.474cm" svg:y="20.133cm">
          <draw:text-box>
            <text:p text:style-name="P1"><text:span text:style-name="T1">Extraer</text:span><text:span text:style-name="T3">15</text:span><text:span text:style-name="T4">PE</text:span></text:p>
          </draw:text-box>
        </draw:frame>
        <draw:connector draw:style-name="gr5" draw:text-style-name="P4" draw:layer="layout" svg:x1="7.336cm" svg:y1="13.356cm" svg:x2="8.474cm" svg:y2="13.356cm" draw:start-shape="id5" draw:start-glue-point="1" draw:end-shape="id17" draw:end-glue-point="3">
          <text:p text:style-name="P1"/>
        </draw:connector>
        <draw:connector draw:style-name="gr5" draw:text-style-name="P4" draw:layer="layout" svg:x1="7.336cm" svg:y1="13.356cm" svg:x2="8.474cm" svg:y2="15.148cm" draw:start-shape="id5" draw:start-glue-point="1" draw:end-shape="id18" draw:end-glue-point="3">
          <text:p text:style-name="P1"/>
        </draw:connector>
        <draw:connector draw:style-name="gr5" draw:text-style-name="P4" draw:layer="layout" svg:x1="7.336cm" svg:y1="13.356cm" svg:x2="8.474cm" svg:y2="16.848cm" draw:start-shape="id5" draw:start-glue-point="1" draw:end-shape="id19" draw:end-glue-point="3">
          <text:p text:style-name="P1"/>
        </draw:connector>
        <draw:connector draw:style-name="gr5" draw:text-style-name="P4" draw:layer="layout" svg:x1="7.336cm" svg:y1="13.356cm" svg:x2="8.474cm" svg:y2="20.648cm" draw:start-shape="id5" draw:start-glue-point="1" draw:end-shape="id20" draw:end-glue-point="3">
          <text:p text:style-name="P1"/>
        </draw:connector>
        <draw:connector draw:style-name="gr5" draw:text-style-name="P4" draw:layer="layout" svg:x1="7.336cm" svg:y1="13.356cm" svg:x2="8.474cm" svg:y2="18.648cm" draw:start-shape="id5" draw:start-glue-point="1" draw:end-shape="id21" draw:end-glue-point="3">
          <text:p text:style-name="P1"/>
        </draw:connector>
        <draw:frame draw:style-name="gr2" draw:text-style-name="P2" draw:id="id22" draw:layer="layout" svg:width="2.856cm" svg:height="1.03cm" svg:x="4.474cm" svg:y="22.295cm">
          <draw:text-box>
            <text:p text:style-name="P1"><text:span text:style-name="T1">Extraer</text:span><text:span text:style-name="T3">6</text:span><text:span text:style-name="T4">FND</text:span></text:p>
          </draw:text-box>
        </draw:frame>
        <draw:connector draw:style-name="gr5" draw:text-style-name="P4" draw:layer="layout" svg:x1="3.365cm" svg:y1="1.462cm" svg:x2="4.474cm" svg:y2="22.81cm" draw:start-shape="id1" draw:start-glue-point="1" draw:end-shape="id22" draw:end-glue-point="3">
          <text:p text:style-name="P1"/>
        </draw:connector>
        <draw:frame draw:style-name="gr2" draw:text-style-name="P2" draw:id="id23" draw:layer="layout" svg:width="2.805cm" svg:height="1.03cm" svg:x="8.474cm" svg:y="22.295cm">
          <draw:text-box>
            <text:p text:style-name="P1"><text:span text:style-name="T1">Extraer</text:span><text:span text:style-name="T3">16</text:span><text:span text:style-name="T4">PE</text:span></text:p>
          </draw:text-box>
        </draw:frame>
        <draw:frame draw:style-name="gr2" draw:text-style-name="P2" draw:id="id24" draw:layer="layout" svg:width="2.805cm" svg:height="1.03cm" svg:x="8.474cm" svg:y="23.833cm">
          <draw:text-box>
            <text:p text:style-name="P1"><text:span text:style-name="T1">Extraer</text:span><text:span text:style-name="T3">17</text:span><text:span text:style-name="T4">PE</text:span></text:p>
          </draw:text-box>
        </draw:frame>
        <draw:frame draw:style-name="gr2" draw:text-style-name="P2" draw:id="id25" draw:layer="layout" svg:width="2.805cm" svg:height="1.03cm" svg:x="8.474cm" svg:y="25.433cm">
          <draw:text-box>
            <text:p text:style-name="P1"><text:span text:style-name="T1">Extraer</text:span><text:span text:style-name="T3">18</text:span><text:span text:style-name="T4">PE</text:span></text:p>
          </draw:text-box>
        </draw:frame>
        <draw:connector draw:style-name="gr5" draw:text-style-name="P4" draw:layer="layout" svg:x1="7.33cm" svg:y1="22.81cm" svg:x2="8.474cm" svg:y2="22.81cm" draw:start-shape="id22" draw:start-glue-point="1" draw:end-shape="id23" draw:end-glue-point="3">
          <text:p text:style-name="P1"/>
        </draw:connector>
        <draw:connector draw:style-name="gr5" draw:text-style-name="P4" draw:layer="layout" svg:x1="7.33cm" svg:y1="22.81cm" svg:x2="8.474cm" svg:y2="24.348cm" draw:start-shape="id22" draw:start-glue-point="1" draw:end-shape="id24" draw:end-glue-point="3">
          <text:p text:style-name="P1"/>
        </draw:connector>
        <draw:connector draw:style-name="gr5" draw:text-style-name="P4" draw:layer="layout" svg:x1="7.33cm" svg:y1="22.81cm" svg:x2="8.474cm" svg:y2="25.948cm" draw:start-shape="id22" draw:start-glue-point="1" draw:end-shape="id25" draw:end-glue-point="3">
          <text:p text:style-name="P1"/>
        </draw:connector>
        <draw:frame draw:style-name="gr6" draw:text-style-name="P3" draw:id="id26" draw:layer="layout" svg:width="2.961cm" svg:height="1.038cm" svg:x="12.874cm" svg:y="12.838cm">
          <draw:text-box>
            <text:p text:style-name="P1"><text:span text:style-name="T5">Extraer</text:span><text:span text:style-name="T6">1</text:span><text:span text:style-name="T7">PSD</text:span></text:p>
          </draw:text-box>
        </draw:frame>
        <draw:frame draw:style-name="gr6" draw:text-style-name="P3" draw:id="id27" draw:layer="layout" svg:width="2.961cm" svg:height="1.038cm" svg:x="12.874cm" svg:y="13.633cm">
          <draw:text-box>
            <text:p text:style-name="P1"><text:span text:style-name="T5">Extraer</text:span><text:span text:style-name="T6">2</text:span><text:span text:style-name="T7">PSD</text:span></text:p>
          </draw:text-box>
        </draw:frame>
        <draw:frame draw:style-name="gr6" draw:text-style-name="P3" draw:id="id28" draw:layer="layout" svg:width="2.961cm" svg:height="1.038cm" svg:x="12.874cm" svg:y="14.633cm">
          <draw:text-box>
            <text:p text:style-name="P1"><text:span text:style-name="T5">Extraer</text:span><text:span text:style-name="T6">3</text:span><text:span text:style-name="T7">PSD</text:span></text:p>
          </draw:text-box>
        </draw:frame>
        <draw:frame draw:style-name="gr6" draw:text-style-name="P3" draw:id="id29" draw:layer="layout" svg:width="2.961cm" svg:height="1.038cm" svg:x="12.874cm" svg:y="15.433cm">
          <draw:text-box>
            <text:p text:style-name="P1"><text:span text:style-name="T5">Extraer</text:span><text:span text:style-name="T6">4</text:span><text:span text:style-name="T7">PSD</text:span></text:p>
          </draw:text-box>
        </draw:frame>
        <draw:frame draw:style-name="gr6" draw:text-style-name="P3" draw:id="id30" draw:layer="layout" svg:width="2.961cm" svg:height="1.038cm" svg:x="12.874cm" svg:y="16.333cm">
          <draw:text-box>
            <text:p text:style-name="P1"><text:span text:style-name="T5">Extraer</text:span><text:span text:style-name="T6">5</text:span><text:span text:style-name="T7">PSD</text:span></text:p>
          </draw:text-box>
        </draw:frame>
        <draw:frame draw:style-name="gr6" draw:text-style-name="P3" draw:id="id31" draw:layer="layout" svg:width="2.961cm" svg:height="1.038cm" svg:x="12.874cm" svg:y="17.133cm">
          <draw:text-box>
            <text:p text:style-name="P1"><text:span text:style-name="T5">Extraer</text:span><text:span text:style-name="T6">6</text:span><text:span text:style-name="T7">PSD</text:span></text:p>
          </draw:text-box>
        </draw:frame>
        <draw:frame draw:style-name="gr6" draw:text-style-name="P3" draw:id="id32" draw:layer="layout" svg:width="2.961cm" svg:height="1.038cm" svg:x="12.874cm" svg:y="18.133cm">
          <draw:text-box>
            <text:p text:style-name="P1"><text:span text:style-name="T5">Extraer</text:span><text:span text:style-name="T6">7</text:span><text:span text:style-name="T7">PSD</text:span></text:p>
          </draw:text-box>
        </draw:frame>
        <draw:frame draw:style-name="gr6" draw:text-style-name="P3" draw:id="id33" draw:layer="layout" svg:width="2.961cm" svg:height="1.038cm" svg:x="12.874cm" svg:y="19.033cm">
          <draw:text-box>
            <text:p text:style-name="P1"><text:span text:style-name="T5">Extraer</text:span><text:span text:style-name="T6">8</text:span><text:span text:style-name="T7">PSD</text:span></text:p>
          </draw:text-box>
        </draw:frame>
        <draw:frame draw:style-name="gr6" draw:text-style-name="P3" draw:id="id34" draw:layer="layout" svg:width="2.961cm" svg:height="1.038cm" svg:x="12.874cm" svg:y="20.133cm">
          <draw:text-box>
            <text:p text:style-name="P1"><text:span text:style-name="T5">Extraer</text:span><text:span text:style-name="T6">9</text:span><text:span text:style-name="T7">PSD</text:span></text:p>
          </draw:text-box>
        </draw:frame>
        <draw:frame draw:style-name="gr7" draw:text-style-name="P3" draw:id="id35" draw:layer="layout" svg:width="3.122cm" svg:height="1.038cm" svg:x="12.874cm" svg:y="20.933cm">
          <draw:text-box>
            <text:p text:style-name="P1"><text:span text:style-name="T5">Extraer</text:span><text:span text:style-name="T6">10</text:span><text:span text:style-name="T7">PSD</text:span></text:p>
          </draw:text-box>
        </draw:frame>
        <draw:frame draw:style-name="gr7" draw:text-style-name="P3" draw:id="id36" draw:layer="layout" svg:width="3.122cm" svg:height="1.038cm" svg:x="12.874cm" svg:y="22.295cm">
          <draw:text-box>
            <text:p text:style-name="P1"><text:span text:style-name="T5">Extraer</text:span><text:span text:style-name="T6">11</text:span><text:span text:style-name="T7">PSD</text:span></text:p>
          </draw:text-box>
        </draw:frame>
        <draw:frame draw:style-name="gr7" draw:text-style-name="P3" draw:id="id37" draw:layer="layout" svg:width="3.122cm" svg:height="1.038cm" svg:x="12.874cm" svg:y="23.033cm">
          <draw:text-box>
            <text:p text:style-name="P1"><text:span text:style-name="T5">Extraer</text:span><text:span text:style-name="T6">12</text:span><text:span text:style-name="T7">PSD</text:span></text:p>
          </draw:text-box>
        </draw:frame>
        <draw:frame draw:style-name="gr7" draw:text-style-name="P3" draw:id="id38" draw:layer="layout" svg:width="3.122cm" svg:height="1.038cm" svg:x="12.874cm" svg:y="23.833cm">
          <draw:text-box>
            <text:p text:style-name="P1"><text:span text:style-name="T5">Extraer</text:span><text:span text:style-name="T6">13</text:span><text:span text:style-name="T7">PSD</text:span></text:p>
          </draw:text-box>
        </draw:frame>
        <draw:frame draw:style-name="gr7" draw:text-style-name="P3" draw:id="id39" draw:layer="layout" svg:width="3.122cm" svg:height="1.038cm" svg:x="12.874cm" svg:y="24.633cm">
          <draw:text-box>
            <text:p text:style-name="P1"><text:span text:style-name="T5">Extraer</text:span><text:span text:style-name="T6">14</text:span><text:span text:style-name="T7">PSD</text:span></text:p>
          </draw:text-box>
        </draw:frame>
        <draw:frame draw:style-name="gr7" draw:text-style-name="P3" draw:id="id40" draw:layer="layout" svg:width="3.122cm" svg:height="1.038cm" svg:x="12.874cm" svg:y="25.433cm">
          <draw:text-box>
            <text:p text:style-name="P1"><text:span text:style-name="T5">Extraer</text:span><text:span text:style-name="T6">15</text:span><text:span text:style-name="T7">PSD</text:span></text:p>
          </draw:text-box>
        </draw:frame>
        <draw:frame draw:style-name="gr7" draw:text-style-name="P3" draw:id="id41" draw:layer="layout" svg:width="3.122cm" svg:height="1.038cm" svg:x="12.874cm" svg:y="26.433cm">
          <draw:text-box>
            <text:p text:style-name="P1"><text:span text:style-name="T5">Extraer</text:span><text:span text:style-name="T6">16</text:span><text:span text:style-name="T7">PSD</text:span></text:p>
          </draw:text-box>
        </draw:frame>
        <draw:connector draw:style-name="gr5" draw:text-style-name="P4" draw:layer="layout" svg:x1="11.279cm" svg:y1="13.356cm" svg:x2="12.874cm" svg:y2="13.357cm" draw:start-shape="id17" draw:start-glue-point="1" draw:end-shape="id26" draw:end-glue-point="3">
          <text:p text:style-name="P1"/>
        </draw:connector>
        <draw:connector draw:style-name="gr5" draw:text-style-name="P4" draw:layer="layout" svg:x1="11.279cm" svg:y1="13.356cm" svg:x2="12.874cm" svg:y2="14.152cm" draw:start-shape="id17" draw:start-glue-point="1" draw:end-shape="id27" draw:end-glue-point="3">
          <text:p text:style-name="P1"/>
        </draw:connector>
        <draw:connector draw:style-name="gr5" draw:text-style-name="P4" draw:layer="layout" svg:x1="11.279cm" svg:y1="15.148cm" svg:x2="12.874cm" svg:y2="15.152cm" draw:start-shape="id18" draw:start-glue-point="1" draw:end-shape="id28" draw:end-glue-point="3">
          <text:p text:style-name="P1"/>
        </draw:connector>
        <draw:connector draw:style-name="gr5" draw:text-style-name="P4" draw:layer="layout" svg:x1="11.279cm" svg:y1="15.148cm" svg:x2="12.874cm" svg:y2="15.952cm" draw:start-shape="id18" draw:start-glue-point="1" draw:end-shape="id29" draw:end-glue-point="3">
          <text:p text:style-name="P1"/>
        </draw:connector>
        <draw:connector draw:style-name="gr5" draw:text-style-name="P4" draw:layer="layout" svg:x1="11.279cm" svg:y1="16.848cm" svg:x2="12.874cm" svg:y2="16.852cm" draw:start-shape="id19" draw:start-glue-point="1" draw:end-shape="id30" draw:end-glue-point="3">
          <text:p text:style-name="P1"/>
        </draw:connector>
        <draw:connector draw:style-name="gr5" draw:text-style-name="P4" draw:layer="layout" svg:x1="11.279cm" svg:y1="16.848cm" svg:x2="12.874cm" svg:y2="17.652cm" draw:start-shape="id19" draw:start-glue-point="1" draw:end-shape="id31" draw:end-glue-point="3">
          <text:p text:style-name="P1"/>
        </draw:connector>
        <draw:connector draw:style-name="gr5" draw:text-style-name="P4" draw:layer="layout" svg:x1="11.279cm" svg:y1="18.648cm" svg:x2="12.874cm" svg:y2="18.652cm" draw:start-shape="id21" draw:start-glue-point="1" draw:end-shape="id32" draw:end-glue-point="3">
          <text:p text:style-name="P1"/>
        </draw:connector>
        <draw:connector draw:style-name="gr5" draw:text-style-name="P4" draw:layer="layout" svg:x1="11.279cm" svg:y1="18.648cm" svg:x2="12.874cm" svg:y2="19.552cm" draw:start-shape="id21" draw:start-glue-point="1" draw:end-shape="id33" draw:end-glue-point="3">
          <text:p text:style-name="P1"/>
        </draw:connector>
        <draw:connector draw:style-name="gr5" draw:text-style-name="P4" draw:layer="layout" svg:x1="11.279cm" svg:y1="20.648cm" svg:x2="12.874cm" svg:y2="20.652cm" draw:start-shape="id20" draw:start-glue-point="1" draw:end-shape="id34" draw:end-glue-point="3">
          <text:p text:style-name="P1"/>
        </draw:connector>
        <draw:connector draw:style-name="gr5" draw:text-style-name="P4" draw:layer="layout" svg:x1="11.279cm" svg:y1="20.648cm" svg:x2="12.874cm" svg:y2="21.452cm" draw:start-shape="id20" draw:start-glue-point="1" draw:end-shape="id35" draw:end-glue-point="3">
          <text:p text:style-name="P1"/>
        </draw:connector>
        <draw:connector draw:style-name="gr5" draw:text-style-name="P4" draw:layer="layout" svg:x1="11.279cm" svg:y1="22.81cm" svg:x2="12.874cm" svg:y2="22.814cm" draw:start-shape="id23" draw:start-glue-point="1" draw:end-shape="id36" draw:end-glue-point="3">
          <text:p text:style-name="P1"/>
        </draw:connector>
        <draw:connector draw:style-name="gr5" draw:text-style-name="P4" draw:layer="layout" svg:x1="11.279cm" svg:y1="22.81cm" svg:x2="12.874cm" svg:y2="23.552cm" draw:start-shape="id23" draw:start-glue-point="1" draw:end-shape="id37" draw:end-glue-point="3">
          <text:p text:style-name="P1"/>
        </draw:connector>
        <draw:connector draw:style-name="gr5" draw:text-style-name="P4" draw:layer="layout" svg:x1="11.279cm" svg:y1="24.348cm" svg:x2="12.874cm" svg:y2="24.352cm" draw:start-shape="id24" draw:start-glue-point="1" draw:end-shape="id38" draw:end-glue-point="3">
          <text:p text:style-name="P1"/>
        </draw:connector>
        <draw:connector draw:style-name="gr5" draw:text-style-name="P4" draw:layer="layout" svg:x1="11.279cm" svg:y1="24.348cm" svg:x2="12.874cm" svg:y2="25.152cm" draw:start-shape="id24" draw:start-glue-point="1" draw:end-shape="id39" draw:end-glue-point="3">
          <text:p text:style-name="P1"/>
        </draw:connector>
        <draw:connector draw:style-name="gr5" draw:text-style-name="P4" draw:layer="layout" svg:x1="11.279cm" svg:y1="25.948cm" svg:x2="12.874cm" svg:y2="25.952cm" draw:start-shape="id25" draw:start-glue-point="1" draw:end-shape="id40" draw:end-glue-point="3">
          <text:p text:style-name="P1"/>
        </draw:connector>
        <draw:connector draw:style-name="gr5" draw:text-style-name="P4" draw:layer="layout" svg:x1="11.279cm" svg:y1="25.948cm" svg:x2="12.874cm" svg:y2="26.952cm" draw:start-shape="id25" draw:start-glue-point="1" draw:end-shape="id41" draw:end-glue-point="3">
          <text:p text:style-name="P1"/>
        </draw:connector>
        <draw:frame draw:style-name="gr2" draw:text-style-name="P2" draw:id="id42" draw:layer="layout" svg:width="2.695cm" svg:height="1.03cm" svg:x="12.874cm" svg:y="2.583cm">
          <draw:text-box>
            <text:p text:style-name="P1"><text:span text:style-name="T1">Extraer</text:span><text:span text:style-name="T3">1</text:span><text:span text:style-name="T4">ME</text:span></text:p>
          </draw:text-box>
        </draw:frame>
        <draw:frame draw:style-name="gr2" draw:text-style-name="P2" draw:id="id43" draw:layer="layout" svg:width="2.695cm" svg:height="1.03cm" svg:x="12.874cm" svg:y="4.658cm">
          <draw:text-box>
            <text:p text:style-name="P1"><text:span text:style-name="T1">Extraer</text:span><text:span text:style-name="T3">2</text:span><text:span text:style-name="T4">ME</text:span></text:p>
          </draw:text-box>
        </draw:frame>
        <draw:frame draw:style-name="gr2" draw:text-style-name="P2" draw:id="id44" draw:layer="layout" svg:width="2.695cm" svg:height="1.03cm" svg:x="12.874cm" svg:y="6.773cm">
          <draw:text-box>
            <text:p text:style-name="P1"><text:span text:style-name="T1">Extraer</text:span><text:span text:style-name="T3">3</text:span><text:span text:style-name="T4">ME</text:span></text:p>
          </draw:text-box>
        </draw:frame>
        <draw:frame draw:style-name="gr2" draw:text-style-name="P2" draw:id="id45" draw:layer="layout" svg:width="2.695cm" svg:height="1.03cm" svg:x="12.874cm" svg:y="9.158cm">
          <draw:text-box>
            <text:p text:style-name="P1"><text:span text:style-name="T1">Extraer</text:span><text:span text:style-name="T3">4</text:span><text:span text:style-name="T4">ME</text:span></text:p>
          </draw:text-box>
        </draw:frame>
        <draw:connector draw:style-name="gr5" draw:text-style-name="P4" draw:layer="layout" svg:x1="11.118cm" svg:y1="3.098cm" svg:x2="12.874cm" svg:y2="3.098cm" draw:start-shape="id9" draw:start-glue-point="1" draw:end-shape="id42" draw:end-glue-point="3">
          <text:p text:style-name="P1"/>
        </draw:connector>
        <draw:connector draw:style-name="gr5" draw:text-style-name="P4" draw:layer="layout" draw:line-skew="-0.009cm" svg:x1="11.118cm" svg:y1="3.098cm" svg:x2="12.874cm" svg:y2="5.173cm" draw:start-shape="id9" draw:start-glue-point="1" draw:end-shape="id43" draw:end-glue-point="3">
          <text:p text:style-name="P1"/>
        </draw:connector>
        <draw:connector draw:style-name="gr5" draw:text-style-name="P4" draw:layer="layout" svg:x1="11.118cm" svg:y1="7.288cm" svg:x2="12.874cm" svg:y2="7.288cm" draw:start-shape="id12" draw:start-glue-point="1" draw:end-shape="id44" draw:end-glue-point="3">
          <text:p text:style-name="P1"/>
        </draw:connector>
        <draw:connector draw:style-name="gr5" draw:text-style-name="P4" draw:layer="layout" svg:x1="11.118cm" svg:y1="7.288cm" svg:x2="12.874cm" svg:y2="9.673cm" draw:start-shape="id12" draw:start-glue-point="1" draw:end-shape="id45" draw:end-glue-point="3">
          <text:p text:style-name="P1"/>
        </draw:connector>
        <draw:frame draw:style-name="gr2" draw:text-style-name="P3" draw:id="id46" draw:layer="layout" svg:width="2.771cm" svg:height="1.038cm" svg:x="17.274cm" svg:y="2.583cm">
          <draw:text-box>
            <text:p text:style-name="P1"><text:span text:style-name="T5">Extraer</text:span><text:span text:style-name="T6">1</text:span><text:span text:style-name="T7">CE</text:span></text:p>
          </draw:text-box>
        </draw:frame>
        <draw:frame draw:style-name="gr2" draw:text-style-name="P3" draw:id="id47" draw:layer="layout" svg:width="2.771cm" svg:height="1.038cm" svg:x="17.275cm" svg:y="3.183cm">
          <draw:text-box>
            <text:p text:style-name="P1"><text:span text:style-name="T5">Extraer</text:span><text:span text:style-name="T6">2</text:span><text:span text:style-name="T7">CE</text:span></text:p>
          </draw:text-box>
        </draw:frame>
        <draw:frame draw:style-name="gr2" draw:text-style-name="P3" draw:id="id48" draw:layer="layout" svg:width="2.771cm" svg:height="1.038cm" svg:x="17.276cm" svg:y="3.783cm">
          <draw:text-box>
            <text:p text:style-name="P1"><text:span text:style-name="T5">Extraer</text:span><text:span text:style-name="T6">3</text:span><text:span text:style-name="T7">CE</text:span></text:p>
          </draw:text-box>
        </draw:frame>
        <draw:frame draw:style-name="gr2" draw:text-style-name="P3" draw:id="id49" draw:layer="layout" svg:width="2.771cm" svg:height="1.038cm" svg:x="17.275cm" svg:y="4.658cm">
          <draw:text-box>
            <text:p text:style-name="P1"><text:span text:style-name="T5">Extraer</text:span><text:span text:style-name="T6">4</text:span><text:span text:style-name="T7">CE</text:span></text:p>
          </draw:text-box>
        </draw:frame>
        <draw:frame draw:style-name="gr2" draw:text-style-name="P3" draw:id="id50" draw:layer="layout" svg:width="2.771cm" svg:height="1.038cm" svg:x="17.276cm" svg:y="5.283cm">
          <draw:text-box>
            <text:p text:style-name="P1"><text:span text:style-name="T5">Extraer</text:span><text:span text:style-name="T6">5</text:span><text:span text:style-name="T7">CE</text:span></text:p>
          </draw:text-box>
        </draw:frame>
        <draw:frame draw:style-name="gr2" draw:text-style-name="P3" draw:id="id51" draw:layer="layout" svg:width="2.771cm" svg:height="1.038cm" svg:x="17.277cm" svg:y="5.883cm">
          <draw:text-box>
            <text:p text:style-name="P1"><text:span text:style-name="T5">Extraer</text:span><text:span text:style-name="T6">6</text:span><text:span text:style-name="T7">CE</text:span></text:p>
          </draw:text-box>
        </draw:frame>
        <draw:frame draw:style-name="gr2" draw:text-style-name="P3" draw:id="id52" draw:layer="layout" svg:width="2.771cm" svg:height="1.038cm" svg:x="17.276cm" svg:y="6.77cm">
          <draw:text-box>
            <text:p text:style-name="P1"><text:span text:style-name="T5">Extraer</text:span><text:span text:style-name="T6">7</text:span><text:span text:style-name="T7">CE</text:span></text:p>
          </draw:text-box>
        </draw:frame>
        <draw:frame draw:style-name="gr2" draw:text-style-name="P3" draw:id="id53" draw:layer="layout" svg:width="2.771cm" svg:height="1.038cm" svg:x="17.277cm" svg:y="7.483cm">
          <draw:text-box>
            <text:p text:style-name="P1"><text:span text:style-name="T5">Extraer</text:span><text:span text:style-name="T6">8</text:span><text:span text:style-name="T7">CE</text:span></text:p>
          </draw:text-box>
        </draw:frame>
        <draw:frame draw:style-name="gr2" draw:text-style-name="P3" draw:id="id54" draw:layer="layout" svg:width="2.771cm" svg:height="1.038cm" svg:x="17.278cm" svg:y="8.083cm">
          <draw:text-box>
            <text:p text:style-name="P1"><text:span text:style-name="T5">Extraer</text:span><text:span text:style-name="T6">9</text:span><text:span text:style-name="T7">CE</text:span></text:p>
          </draw:text-box>
        </draw:frame>
        <draw:frame draw:style-name="gr2" draw:text-style-name="P3" draw:id="id55" draw:layer="layout" svg:width="2.932cm" svg:height="1.038cm" svg:x="17.277cm" svg:y="9.158cm">
          <draw:text-box>
            <text:p text:style-name="P1"><text:span text:style-name="T5">Extraer</text:span><text:span text:style-name="T6">10</text:span><text:span text:style-name="T7">CE</text:span></text:p>
          </draw:text-box>
        </draw:frame>
        <draw:frame draw:style-name="gr2" draw:text-style-name="P3" draw:id="id56" draw:layer="layout" svg:width="2.932cm" svg:height="1.038cm" svg:x="17.278cm" svg:y="9.783cm">
          <draw:text-box>
            <text:p text:style-name="P1"><text:span text:style-name="T5">Extraer</text:span><text:span text:style-name="T6">11</text:span><text:span text:style-name="T7">CE</text:span></text:p>
          </draw:text-box>
        </draw:frame>
        <draw:frame draw:style-name="gr2" draw:text-style-name="P3" draw:id="id57" draw:layer="layout" svg:width="2.932cm" svg:height="1.038cm" svg:x="17.279cm" svg:y="10.383cm">
          <draw:text-box>
            <text:p text:style-name="P1"><text:span text:style-name="T5">Extraer</text:span><text:span text:style-name="T6">12</text:span><text:span text:style-name="T7">CE</text:span></text:p>
          </draw:text-box>
        </draw:frame>
        <draw:connector draw:style-name="gr5" draw:text-style-name="P4" draw:layer="layout" svg:x1="15.569cm" svg:y1="3.098cm" svg:x2="17.274cm" svg:y2="3.102cm" draw:start-shape="id42" draw:start-glue-point="1" draw:end-shape="id46" draw:end-glue-point="3">
          <text:p text:style-name="P1"/>
        </draw:connector>
        <draw:connector draw:style-name="gr5" draw:text-style-name="P4" draw:layer="layout" svg:x1="15.569cm" svg:y1="3.098cm" svg:x2="17.275cm" svg:y2="3.702cm" draw:start-shape="id42" draw:start-glue-point="1" draw:end-shape="id47" draw:end-glue-point="3">
          <text:p text:style-name="P1"/>
        </draw:connector>
        <draw:connector draw:style-name="gr5" draw:text-style-name="P4" draw:layer="layout" svg:x1="15.569cm" svg:y1="3.098cm" svg:x2="17.276cm" svg:y2="4.302cm" draw:start-shape="id42" draw:start-glue-point="1" draw:end-shape="id48" draw:end-glue-point="3">
          <text:p text:style-name="P1"/>
        </draw:connector>
        <draw:connector draw:style-name="gr5" draw:text-style-name="P4" draw:layer="layout" svg:x1="15.569cm" svg:y1="5.173cm" svg:x2="17.275cm" svg:y2="5.177cm" draw:start-shape="id43" draw:start-glue-point="1" draw:end-shape="id49" draw:end-glue-point="3">
          <text:p text:style-name="P1"/>
        </draw:connector>
        <draw:connector draw:style-name="gr5" draw:text-style-name="P4" draw:layer="layout" svg:x1="15.569cm" svg:y1="5.173cm" svg:x2="17.276cm" svg:y2="5.802cm" draw:start-shape="id43" draw:start-glue-point="1" draw:end-shape="id50" draw:end-glue-point="3">
          <text:p text:style-name="P1"/>
        </draw:connector>
        <draw:connector draw:style-name="gr5" draw:text-style-name="P4" draw:layer="layout" svg:x1="15.569cm" svg:y1="5.173cm" svg:x2="17.277cm" svg:y2="6.402cm" draw:start-shape="id43" draw:start-glue-point="1" draw:end-shape="id51" draw:end-glue-point="3">
          <text:p text:style-name="P1"/>
        </draw:connector>
        <draw:connector draw:style-name="gr5" draw:text-style-name="P4" draw:layer="layout" svg:x1="15.569cm" svg:y1="7.288cm" svg:x2="17.276cm" svg:y2="7.289cm" draw:start-shape="id44" draw:start-glue-point="1" draw:end-shape="id52" draw:end-glue-point="3">
          <text:p text:style-name="P1"/>
        </draw:connector>
        <draw:connector draw:style-name="gr5" draw:text-style-name="P4" draw:layer="layout" svg:x1="15.569cm" svg:y1="7.288cm" svg:x2="17.277cm" svg:y2="8.002cm" draw:start-shape="id44" draw:start-glue-point="1" draw:end-shape="id53" draw:end-glue-point="3">
          <text:p text:style-name="P1"/>
        </draw:connector>
        <draw:connector draw:style-name="gr5" draw:text-style-name="P4" draw:layer="layout" svg:x1="15.569cm" svg:y1="7.288cm" svg:x2="17.278cm" svg:y2="8.602cm" draw:start-shape="id44" draw:start-glue-point="1" draw:end-shape="id54" draw:end-glue-point="3">
          <text:p text:style-name="P1"/>
        </draw:connector>
        <draw:connector draw:style-name="gr5" draw:text-style-name="P4" draw:layer="layout" svg:x1="15.569cm" svg:y1="9.673cm" svg:x2="17.277cm" svg:y2="9.677cm" draw:start-shape="id45" draw:start-glue-point="1" draw:end-shape="id55" draw:end-glue-point="3">
          <text:p text:style-name="P1"/>
        </draw:connector>
        <draw:connector draw:style-name="gr5" draw:text-style-name="P4" draw:layer="layout" svg:x1="15.569cm" svg:y1="9.673cm" svg:x2="17.278cm" svg:y2="10.302cm" draw:start-shape="id45" draw:start-glue-point="1" draw:end-shape="id56" draw:end-glue-point="3">
          <text:p text:style-name="P1"/>
        </draw:connector>
        <draw:connector draw:style-name="gr5" draw:text-style-name="P4" draw:layer="layout" svg:x1="15.569cm" svg:y1="9.673cm" svg:x2="17.279cm" svg:y2="10.902cm" draw:start-shape="id45" draw:start-glue-point="1" draw:end-shape="id57" draw:end-glue-point="3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ximiliano Cristiá</meta:initial-creator>
    <meta:creation-date>2007-11-06T16:21:11</meta:creation-date>
    <dc:creator>Maximiliano Cristiá</dc:creator>
    <dc:date>2007-11-09T12:45:08</dc:date>
    <dc:language>es-AR</dc:language>
    <meta:editing-cycles>24</meta:editing-cycles>
    <meta:editing-duration>PT3H56M13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